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2f8a20"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7"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39"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0"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144b66"/>
    </style:style>
    <style:style style:name="T3" style:family="text">
      <style:text-properties officeooo:rsid="000588e0"/>
    </style:style>
    <style:style style:name="T4" style:family="text">
      <style:text-properties officeooo:rsid="0017c038"/>
    </style:style>
    <style:style style:name="T5" style:family="text">
      <style:text-properties fo:font-size="9pt" fo:font-style="italic" fo:font-weight="bold" style:font-size-asian="9pt" style:font-style-asian="italic" style:font-weight-asian="bold" style:font-size-complex="9pt" style:font-style-complex="italic" style:font-weight-complex="bold"/>
    </style:style>
    <style:style style:name="T6"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7" style:family="text">
      <style:text-properties fo:font-size="11pt" fo:font-style="normal" officeooo:rsid="0021e97c" style:font-size-asian="11pt" style:font-style-asian="normal" style:font-size-complex="11pt" style:font-style-complex="normal"/>
    </style:style>
    <style:style style:name="T8" style:family="text">
      <style:text-properties fo:font-size="11pt" fo:font-style="normal" officeooo:rsid="002259a3" style:font-size-asian="11pt" style:font-style-asian="normal" style:font-size-complex="11pt" style:font-style-complex="normal"/>
    </style:style>
    <style:style style:name="T9" style:family="text">
      <style:text-properties officeooo:rsid="0021e97c"/>
    </style:style>
    <style:style style:name="T10" style:family="text">
      <style:text-properties officeooo:rsid="002259a3"/>
    </style:style>
    <style:style style:name="T11" style:family="text">
      <style:text-properties officeooo:rsid="0034c54c"/>
    </style:style>
    <style:style style:name="T12" style:family="text">
      <style:text-properties fo:font-weight="bold" officeooo:rsid="0006b159" style:font-weight-asian="bold" style:font-weight-complex="bold"/>
    </style:style>
    <style:style style:name="T13" style:family="text">
      <style:text-properties fo:font-weight="bold" officeooo:rsid="002259a3" style:font-weight-asian="bold" style:font-weight-complex="bold"/>
    </style:style>
    <style:style style:name="T14" style:family="text">
      <style:text-properties officeooo:rsid="001c70cf"/>
    </style:style>
    <style:style style:name="T15" style:family="text">
      <style:text-properties fo:color="#000000" loext:opacity="100%" style:text-line-through-style="none" style:text-line-through-type="none" style:text-underline-style="none" officeooo:rsid="0034c54c" style:text-blinking="false" fo:background-color="#ffffff" loext:char-shading-value="0" loext:padding="0cm" loext:border="none"/>
    </style:style>
    <style:style style:name="T16"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7" style:family="text">
      <style:text-properties officeooo:rsid="0023b228"/>
    </style:style>
    <style:style style:name="T18" style:family="text">
      <style:text-properties officeooo:rsid="002de0fd"/>
    </style:style>
    <style:style style:name="T19" style:family="text">
      <style:text-properties officeooo:rsid="002c20e4"/>
    </style:style>
    <style:style style:name="T20" style:family="text">
      <style:text-properties fo:font-size="11pt" fo:font-style="normal" officeooo:rsid="00088e3c" style:font-size-asian="11pt" style:font-style-asian="normal" style:font-size-complex="11pt" style:font-style-complex="normal"/>
    </style:style>
    <style:style style:name="T21" style:family="text">
      <style:text-properties fo:font-size="11pt" fo:font-style="normal" officeooo:rsid="002422e9" style:font-size-asian="11pt" style:font-style-asian="normal" style:font-size-complex="11pt" style:font-style-complex="normal"/>
    </style:style>
    <style:style style:name="T22"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area form:name="Bemerkungen" form:control-implementation="ooo:com.sun.star.form.component.TextField" xml:id="control31" form:id="control31" form:tab-index="4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4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4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checkbox form:name="offener Ganztag" form:control-implementation="ooo:com.sun.star.form.component.CheckBox" xml:id="control46" form:id="control46" form:label="offener Ganztag"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Grundschule.odt/content.xml"/>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Grundschule</text:p>
      <text:p text:style-name="P2"/>
      <text:p text:style-name="P3">Schüler<text:span text:style-name="T2">in / Schüler</text:span></text:p>
      <text:p text:style-name="P4"><text:tab/>Name<text:tab/><text:span text:style-name="T3">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2">Namenszusatz<text:tab/>Geschlecht</text:span></text:p>
      <text:p text:style-name="P8"><text:tab/><draw:control text:anchor-type="as-char" draw:z-index="34" draw:name="Form3" draw:style-name="gr1" draw:text-style-name="P9" svg:width="8cm" svg:height="0.56cm" draw:control="control35"/><text:span text:style-name="T3"><text:tab/></text:span><text:span text:style-name="T3"><draw:control text:anchor-type="as-char" draw:z-index="12" draw:name="Form4" draw:style-name="gr2" draw:text-style-name="P6" svg:width="3.751cm" svg:height="0.56cm" draw:control="control13"/></text:span><text:span text:style-name="T3"><text:tab/></text:span><text:span text:style-name="T3"><draw:control text:anchor-type="as-char" draw:z-index="13" draw:name="Form5" draw:style-name="gr2" draw:text-style-name="P6" svg:width="3.751cm" svg:height="0.56cm" draw:control="control14"/></text:span></text:p>
      <text:p text:style-name="P10"><text:tab/><text:span text:style-name="T3">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3">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3">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3">Geburtsland</text:span></text:p>
      <text:p text:style-name="P12"><text:tab/><draw:control text:anchor-type="as-char" draw:z-index="36" draw:name="Form13" draw:style-name="gr1" draw:text-style-name="P9" svg:width="8cm" svg:height="0.56cm" draw:control="control37"/></text:p>
      <text:p text:style-name="P14"><text:tab/><text:span text:style-name="T3">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4">Verkehrssprache in der Familie<text:tab/>Zuzugsjahr<text:tab/>Aussiedler</text:span></text:p>
      <text:p text:style-name="P16"><text:span text:style-name="T5"><text:tab/></text:span><text:span text:style-name="T5"><draw:control text:anchor-type="as-char" draw:z-index="11" draw:name="Form16" draw:style-name="gr1" draw:text-style-name="P9" svg:width="8cm" svg:height="0.56cm" draw:control="control12"/></text:span><text:span text:style-name="T5"><text:tab/></text:span><text:span text:style-name="T5"><draw:control text:anchor-type="as-char" draw:z-index="33" draw:name="Form17" draw:style-name="gr1" draw:text-style-name="P9" svg:width="3.751cm" svg:height="0.56cm" draw:control="control34"/></text:span><text:span text:style-name="T5"><text:tab/></text:span><text:span text:style-name="T6"><draw:control text:anchor-type="as-char" draw:z-index="35" draw:name="Form18" draw:style-name="gr2" draw:text-style-name="P6" svg:width="3.751cm" svg:height="0.56cm" draw:control="control36"/></text:span></text:p>
      <text:p text:style-name="P17"><text:span text:style-name="T7">Mutter, </text:span><text:span text:style-name="T8">sofern erziehungsberechtigt</text:span></text:p>
      <text:p text:style-name="P18"><text:tab/><text:span text:style-name="T9">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3">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0">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1">*</text:span><text:tab/>E-Mail <text:span text:style-name="T11">privat*</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2">Vater, </text:span><text:span text:style-name="T13">sofern erziehungsberechtigt</text:span></text:p>
      <text:p text:style-name="P24"><text:tab/><text:span text:style-name="T14">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3">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0">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1">*</text:span><text:tab/>E-Mail <text:span text:style-name="T11">privat*</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5">*) </text:span><text:span text:style-name="T16">Soweit im Einzelfall nicht erforderlich, ist die Angabe freiwillig und jederzeit widerrufbar</text:span> </text:p>
      <text:p text:style-name="P27"/>
      <text:p text:style-name="P28"><text:span text:style-name="T17">Teilnahme am Religionsu</text:span>nterricht <text:span text:style-name="T18">(in der Regel die eigene Konfession)</text:span></text:p>
      <text:p text:style-name="P29"><text:tab/><text:span text:style-name="T18">Teilnehmen an</text:span><text:line-break/><text:tab/><text:span text:style-name="T3"><draw:control text:anchor-type="as-char" draw:z-index="28" draw:name="Form37" draw:style-name="gr2" draw:text-style-name="P6" svg:width="3.5cm" svg:height="0.56cm" draw:control="control29"/></text:span><text:span text:style-name="T3"><text:tab/></text:span><text:span text:style-name="T3"><draw:control text:anchor-type="as-char" draw:z-index="41" draw:name="Form38" draw:style-name="gr2" draw:text-style-name="P6" svg:width="3.8cm" svg:height="0.56cm" draw:control="control42"/></text:span><text:span text:style-name="T3"><text:tab/></text:span><text:span text:style-name="T3"><draw:control text:anchor-type="as-char" draw:z-index="42" draw:name="Form39" draw:style-name="gr2" draw:text-style-name="P6" svg:width="3.5cm" svg:height="0.56cm" draw:control="control43"/></text:span><text:span text:style-name="T3"><text:tab/></text:span><text:span text:style-name="T3"><draw:control text:anchor-type="as-char" draw:z-index="29" draw:name="Form40" draw:style-name="gr2" draw:text-style-name="P6" svg:width="4.19cm" svg:height="0.56cm" draw:control="control30"/></text:span></text:p>
      <text:p text:style-name="P30">Betreuung</text:p>
      <text:p text:style-name="P31"><text:tab/><text:span text:style-name="T19">Ich wünsche folgende Betreuung</text:span><text:line-break/><text:tab/><text:span text:style-name="T3"><draw:control text:anchor-type="as-char" draw:z-index="43" draw:name="Form41" draw:style-name="gr2" draw:text-style-name="P6" svg:width="1.701cm" svg:height="0.56cm" draw:control="control44"/></text:span><text:span text:style-name="T3"><text:tab/></text:span><text:span text:style-name="T3"><draw:control text:anchor-type="as-char" draw:z-index="44" draw:name="Form42" draw:style-name="gr2" draw:text-style-name="P6" svg:width="4.1cm" svg:height="0.56cm" draw:control="control45"/></text:span><text:span text:style-name="T3"><text:tab/></text:span><text:span text:style-name="T3"><draw:control text:anchor-type="as-char" draw:z-index="45" draw:name="Form43" draw:style-name="gr2" draw:text-style-name="P6" svg:width="3.301cm" svg:height="0.56cm" draw:control="control46"/></text:span></text:p>
      <text:p text:style-name="P32"><text:span text:style-name="T20">S</text:span><text:span text:style-name="T21">o</text:span><text:span text:style-name="T20">nstiges</text:span><text:tab/></text:p>
      <text:p text:style-name="P33"><text:tab/><text:span text:style-name="T18">Gesundheitliche Beeinträchtigungen / körperliche Behinderungen / sonderpädagogischer Förderbedarf etc.</text:span></text:p>
      <text:p text:style-name="P34"><text:tab/><draw:control text:anchor-type="as-char" draw:z-index="30" draw:name="Form44" draw:style-name="gr3" draw:text-style-name="P9" svg:width="16.5cm" svg:height="2.241cm" draw:control="control31"/></text:p>
      <text:p text:style-name="P35"><text:tab/>Ich möchte <text:span text:style-name="T18">mit folgenden Mitschülern in eine Klasse (max. zwei Nennungen)</text:span></text:p>
      <text:p text:style-name="P34"><text:tab/><draw:control text:anchor-type="as-char" draw:z-index="31" draw:name="Form45" draw:style-name="gr1" draw:text-style-name="P9" svg:width="16.5cm" svg:height="1.121cm" draw:control="control32"/></text:p>
      <text:p text:style-name="P36">Notfallkontakt</text:p>
      <text:p text:style-name="P37">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38">Notfallkontakte</text:p>
      <text:p text:style-name="P39"><draw:control text:anchor-type="as-char" draw:z-index="32" draw:name="Form46" draw:style-name="gr1" draw:text-style-name="P9" svg:width="16.5cm" svg:height="2.357cm" draw:control="control33"/></text:p>
      <text:p text:style-name="P40">Hinweis</text:p>
      <text:p text:style-name="P41">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2">Hiermit bestätige ich die Richtigkeit meiner Angaben. Änderungen werde ich der Schule umgehend mitteilen. </text:p>
      <text:p text:style-name="P43"/>
      <text:p text:style-name="P43"/>
      <text:p text:style-name="P44">_____________________________<text:tab/>_______________________________________________________<text:line-break/><text:span text:style-name="T17">Ort, Datum<text:tab/></text:span>Unterschrift des/der Erziehungsberechtigten</text:p>
      <text:p text:style-name="P43"/>
      <text:p text:style-name="P45"/>
      <text:p text:style-name="P45">(Für die Anmeldung genügt die Unterschrift eines <text:span text:style-name="T22">Elternteils</text:span>. Nach § 1686 BGB ist dieser <text:span text:style-name="T22">Elternteil</text:span> verpflichtet, das andere sorgeberechtigte Elternteil über die Anmeldung und schulische Belange zu informieren und erforderliche Einverständnisse einzuholen. <text:span text:style-name="T22">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2T13:06:40.053214200</dc:date>
    <meta:editing-duration>P1DT58M46S</meta:editing-duration>
    <meta:editing-cycles>31</meta:editing-cycles>
    <meta:generator>LibreOffice/25.8.3.2$Windows_X86_64 LibreOffice_project/8ca8d55c161d602844f5428fa4b58097424e324e</meta:generator>
    <meta:document-statistic meta:table-count="0" meta:image-count="0" meta:object-count="0" meta:page-count="2" meta:paragraph-count="58" meta:word-count="342" meta:character-count="2833" meta:non-whitespace-character-count="2458"/>
  </office:meta>
</office:document-meta>
</file>